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77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119.2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79.78mm"/>
    </style:style>
    <style:style style:name="co10" style:family="table-column">
      <style:table-column-properties fo:break-before="auto" style:column-width="34.0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15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"/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2"/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Default"/>
        <table:table-row table:style-name="ro1">
          <table:table-cell office:value-type="float" office:value="9583333" calcext:value-type="float">
            <text:p>9583333</text:p>
          </table:table-cell>
          <table:table-cell office:value-type="string" calcext:value-type="string">
            <text:p>9 million years to a minute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from 0</text:p>
          </table:table-cell>
          <table:table-cell office:value-type="string" calcext:value-type="string">
            <text:p>Years a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niverse becomes visible, Hydrogen and Helium form</text:p>
          </table:table-cell>
          <table:table-cell office:value-type="float" office:value="377000" calcext:value-type="float">
            <text:p>377,000</text:p>
          </table:table-cell>
          <table:table-cell office:value-type="float" office:value="13800000000" calcext:value-type="float">
            <text:p>13,800,000,000</text:p>
          </table:table-cell>
          <table:table-cell table:formula="of:=([.B4]/[.A1])" office:value-type="float" office:value="0.0393391318031002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First Starts born and die. Creation of first heavy elements</text:p>
          </table:table-cell>
          <table:table-cell office:value-type="float" office:value="200000000" calcext:value-type="float">
            <text:p>200,000,000</text:p>
          </table:table-cell>
          <table:table-cell table:formula="of:=[.B29]-[.B5]" office:value-type="float" office:value="13600000000" calcext:value-type="float">
            <text:p>13,600,000,000</text:p>
          </table:table-cell>
          <table:table-cell table:formula="of:=([.B5]/[.A1])" office:value-type="float" office:value="20.8695659432892" calcext:value-type="float">
            <text:p>21</text:p>
          </table:table-cell>
          <table:table-cell table:formula="of:=[.D5]/60" office:value-type="float" office:value="0.347826099054821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Milky Way and Galaxies Form</text:p>
          </table:table-cell>
          <table:table-cell table:formula="of:=[.B26]-[.C6]" office:value-type="float" office:value="315000000" calcext:value-type="float">
            <text:p>315,000,000</text:p>
          </table:table-cell>
          <table:table-cell office:value-type="float" office:value="13400000000" calcext:value-type="float">
            <text:p>13,400,000,000</text:p>
          </table:table-cell>
          <table:table-cell table:formula="of:=([.B6]/[.A1])" office:value-type="float" office:value="32.8695663606806" calcext:value-type="float">
            <text:p>33</text:p>
          </table:table-cell>
          <table:table-cell table:formula="of:=[.D6]/60" office:value-type="float" office:value="0.547826106011343" calcext:value-type="float">
            <text:p>0.55</text:p>
          </table:table-cell>
          <table:table-cell/>
        </table:table-row>
        <table:table-row table:style-name="ro1">
          <table:table-cell office:value-type="string" calcext:value-type="string">
            <text:p>First starts from in the milky way</text:p>
          </table:table-cell>
          <table:table-cell table:formula="of:=[.B29]-[.C7]" office:value-type="float" office:value="600000000" calcext:value-type="float">
            <text:p>600,000,000</text:p>
          </table:table-cell>
          <table:table-cell office:value-type="float" office:value="13200000000" calcext:value-type="float">
            <text:p>13,200,000,000</text:p>
          </table:table-cell>
          <table:table-cell table:formula="of:=[.B7]/[.A1]" office:value-type="float" office:value="62.6086978298678" calcext:value-type="float">
            <text:p>63</text:p>
          </table:table-cell>
          <table:table-cell table:formula="of:=[.D7]/60" office:value-type="float" office:value="1.04347829716446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Betelgeuse formed</text:p>
          </table:table-cell>
          <table:table-cell office:value-type="float" office:value="3800000000" calcext:value-type="float">
            <text:p>3,800,000,000</text:p>
          </table:table-cell>
          <table:table-cell table:style-name="ce3" office:value-type="float" office:value="10000000000" calcext:value-type="float">
            <text:p>10,000,000,000</text:p>
          </table:table-cell>
          <table:table-cell table:style-name="ce3" table:formula="of:=[.B8]/[.A1]" office:value-type="float" office:value="396.521752922496" calcext:value-type="float">
            <text:p>397</text:p>
          </table:table-cell>
          <table:table-cell table:formula="of:=[.D8]/60" office:value-type="float" office:value="6.6086958820416" calcext:value-type="float">
            <text:p>6.61</text:p>
          </table:table-cell>
          <table:table-cell/>
        </table:table-row>
        <table:table-row table:style-name="ro1">
          <table:table-cell office:value-type="string" calcext:value-type="string">
            <text:p>Andromeda Galaxy formed from collision</text:p>
          </table:table-cell>
          <table:table-cell table:formula="of:=[.B29]-[.C9]" office:value-type="float" office:value="4800000000" calcext:value-type="float">
            <text:p>4,800,000,000</text:p>
          </table:table-cell>
          <table:table-cell table:style-name="ce3" office:value-type="float" office:value="9000000000" calcext:value-type="float">
            <text:p>9,000,000,000</text:p>
          </table:table-cell>
          <table:table-cell table:style-name="ce3" table:formula="of:=[.B9]/[.A1]" office:value-type="float" office:value="500.869582638942" calcext:value-type="float">
            <text:p>501</text:p>
          </table:table-cell>
          <table:table-cell table:formula="of:=[.D9]/60" office:value-type="float" office:value="8.3478263773157" calcext:value-type="float">
            <text:p>8.35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ormation of the solar system</text:p>
          </table:table-cell>
          <table:table-cell office:value-type="float" office:value="9000000000" calcext:value-type="float">
            <text:p>9,000,000,000</text:p>
          </table:table-cell>
          <table:table-cell table:style-name="ce3" office:value-type="float" office:value="4600000000" calcext:value-type="float">
            <text:p>4,600,000,000</text:p>
          </table:table-cell>
          <table:table-cell table:formula="of:=([.B11]/[.A1])" office:value-type="float" office:value="939.130467448016" calcext:value-type="float">
            <text:p>939</text:p>
          </table:table-cell>
          <table:table-cell table:formula="of:=[.D11]/60" office:value-type="float" office:value="15.6521744574669" calcext:value-type="float">
            <text:p>15.65</text:p>
          </table:table-cell>
          <table:table-cell/>
        </table:table-row>
        <table:table-row table:style-name="ro1">
          <table:table-cell office:value-type="string" calcext:value-type="string">
            <text:p>Sun Ignights</text:p>
          </table:table-cell>
          <table:table-cell table:formula="of:=[.B29]-[.C12]" office:value-type="float" office:value="9170000000" calcext:value-type="float">
            <text:p>9,170,000,000</text:p>
          </table:table-cell>
          <table:table-cell office:value-type="float" office:value="4630000000" calcext:value-type="float">
            <text:p>4,630,000,000</text:p>
          </table:table-cell>
          <table:table-cell table:formula="of:=[.B12]/[.A1]" office:value-type="float" office:value="956.869598499812" calcext:value-type="float">
            <text:p>957</text:p>
          </table:table-cell>
          <table:table-cell table:formula="of:=[.D12]/60" office:value-type="float" office:value="15.9478266416635" calcext:value-type="float">
            <text:p>15.95</text:p>
          </table:table-cell>
          <table:table-cell/>
        </table:table-row>
        <table:table-row table:style-name="ro1">
          <table:table-cell office:value-type="string" calcext:value-type="string">
            <text:p>Moons forms</text:p>
          </table:table-cell>
          <table:table-cell table:formula="of:=[.B27]-[.C13]" office:value-type="float" office:value="9235000000" calcext:value-type="float">
            <text:p>9,235,000,000</text:p>
          </table:table-cell>
          <table:table-cell office:value-type="float" office:value="4500000000" calcext:value-type="float">
            <text:p>4,500,000,000</text:p>
          </table:table-cell>
          <table:table-cell table:formula="of:=[.B13]/[.A1]" office:value-type="float" office:value="963.652207431381" calcext:value-type="float">
            <text:p>964</text:p>
          </table:table-cell>
          <table:table-cell table:formula="of:=[.D13]/60" office:value-type="float" office:value="16.0608701238564" calcext:value-type="float">
            <text:p>16.06</text:p>
          </table:table-cell>
          <table:table-cell/>
        </table:table-row>
        <table:table-row table:style-name="ro1">
          <table:table-cell table:style-name="ce1" office:value-type="string" calcext:value-type="string">
            <text:p>Fist oceans appear</text:p>
          </table:table-cell>
          <table:table-cell table:formula="of:=[.B29]-[.C14]" office:value-type="float" office:value="9600000000" calcext:value-type="float">
            <text:p>9,600,000,000</text:p>
          </table:table-cell>
          <table:table-cell office:value-type="float" office:value="4200000000" calcext:value-type="float">
            <text:p>4,200,000,000</text:p>
          </table:table-cell>
          <table:table-cell table:formula="of:=[.B14]/[.A1]" office:value-type="float" office:value="1001.73916527788" calcext:value-type="float">
            <text:p>1,002</text:p>
          </table:table-cell>
          <table:table-cell table:formula="of:=[.D14]/60" office:value-type="float" office:value="16.6956527546314" calcext:value-type="float">
            <text:p>16.70</text:p>
          </table:table-cell>
          <table:table-cell/>
        </table:table-row>
        <table:table-row table:style-name="ro1">
          <table:table-cell table:style-name="ce1" office:value-type="string" calcext:value-type="string">
            <text:p>First life on earth</text:p>
          </table:table-cell>
          <table:table-cell table:formula="of:=[.B29]-[.C15]" office:value-type="float" office:value="10000000000" calcext:value-type="float">
            <text:p>10,000,000,000</text:p>
          </table:table-cell>
          <table:table-cell office:value-type="float" office:value="3800000000" calcext:value-type="float">
            <text:p>3,800,000,000</text:p>
          </table:table-cell>
          <table:table-cell table:formula="of:=[.B15]/[.A1]" office:value-type="float" office:value="1043.47829716446" calcext:value-type="float">
            <text:p>1,043</text:p>
          </table:table-cell>
          <table:table-cell table:formula="of:=[.D15]/60" office:value-type="float" office:value="17.391304952741" calcext:value-type="float">
            <text:p>17.39</text:p>
          </table:table-cell>
          <table:table-cell/>
        </table:table-row>
        <table:table-row table:style-name="ro1">
          <table:table-cell office:value-type="string" calcext:value-type="string">
            <text:p>Cynobacteria produces oxygen</text:p>
          </table:table-cell>
          <table:table-cell table:formula="of:=[.B29]-[.C16]" office:value-type="float" office:value="10800000000" calcext:value-type="float">
            <text:p>10,800,000,000</text:p>
          </table:table-cell>
          <table:table-cell office:value-type="float" office:value="3000000000" calcext:value-type="float">
            <text:p>3,000,000,000</text:p>
          </table:table-cell>
          <table:table-cell table:style-name="ce5" table:formula="of:=[.B16]/[.A1]" office:value-type="float" office:value="1126.95656093762" calcext:value-type="float">
            <text:p>1127</text:p>
          </table:table-cell>
          <table:table-cell table:formula="of:=[.D16]/60" office:value-type="float" office:value="18.7826093489603" calcext:value-type="float">
            <text:p>18.78</text:p>
          </table:table-cell>
          <table:table-cell/>
        </table:table-row>
        <table:table-row table:style-name="ro1">
          <table:table-cell office:value-type="string" calcext:value-type="string">
            <text:p>First eukaryotes</text:p>
          </table:table-cell>
          <table:table-cell table:formula="of:=[.B29]-[.C17]" office:value-type="float" office:value="11700000000" calcext:value-type="float">
            <text:p>11,700,000,000</text:p>
          </table:table-cell>
          <table:table-cell office:value-type="float" office:value="2100000000" calcext:value-type="float">
            <text:p>2,100,000,000</text:p>
          </table:table-cell>
          <table:table-cell table:style-name="ce5" table:formula="of:=[.B17]/[.A1]" office:value-type="float" office:value="1220.86960768242" calcext:value-type="float">
            <text:p>1221</text:p>
          </table:table-cell>
          <table:table-cell table:formula="of:=[.D17]/60" office:value-type="float" office:value="20.347826794707" calcext:value-type="float">
            <text:p>20.35</text:p>
          </table:table-cell>
          <table:table-cell/>
        </table:table-row>
        <table:table-row table:style-name="ro1">
          <table:table-cell office:value-type="string" calcext:value-type="string">
            <text:p>Plants produce oxygen</text:p>
          </table:table-cell>
          <table:table-cell table:formula="of:=[.B29]-[.C18]" office:value-type="float" office:value="11800000000" calcext:value-type="float">
            <text:p>11,800,000,000</text:p>
          </table:table-cell>
          <table:table-cell office:value-type="float" office:value="2000000000" calcext:value-type="float">
            <text:p>2,000,000,000</text:p>
          </table:table-cell>
          <table:table-cell table:formula="of:=[.B18]/[.A1]" office:value-type="float" office:value="1231.30439065407" calcext:value-type="float">
            <text:p>1,231</text:p>
          </table:table-cell>
          <table:table-cell table:formula="of:=[.D18]/60" office:value-type="float" office:value="20.5217398442344" calcext:value-type="float">
            <text:p>20.52</text:p>
          </table:table-cell>
          <table:table-cell/>
        </table:table-row>
        <table:table-row table:style-name="ro1">
          <table:table-cell office:value-type="string" calcext:value-type="string">
            <text:p>Simple Multicellular Organisms evolve</text:p>
          </table:table-cell>
          <table:table-cell table:formula="of:=[.B29]-[.C19]" office:value-type="float" office:value="12600000000" calcext:value-type="float">
            <text:p>12,600,000,000</text:p>
          </table:table-cell>
          <table:table-cell office:value-type="float" office:value="1200000000" calcext:value-type="float">
            <text:p>1,200,000,000</text:p>
          </table:table-cell>
          <table:table-cell table:formula="of:=[.B19]/[.A1]" office:value-type="float" office:value="1314.78265442722" calcext:value-type="float">
            <text:p>1,315</text:p>
          </table:table-cell>
          <table:table-cell table:formula="of:=[.D19]/60" office:value-type="float" office:value="21.9130442404537" calcext:value-type="float">
            <text:p>21.91</text:p>
          </table:table-cell>
          <table:table-cell/>
        </table:table-row>
        <table:table-row table:style-name="ro1">
          <table:table-cell office:value-type="string" calcext:value-type="string">
            <text:p>Cambrian Explosion and complex life</text:p>
          </table:table-cell>
          <table:table-cell table:formula="of:=[.B29]-[.C20]" office:value-type="float" office:value="13220000000" calcext:value-type="float">
            <text:p>13,220,000,000</text:p>
          </table:table-cell>
          <table:table-cell office:value-type="float" office:value="580000000" calcext:value-type="float">
            <text:p>580,000,000</text:p>
          </table:table-cell>
          <table:table-cell table:formula="of:=[.B20]/[.A1]" office:value-type="float" office:value="1379.47830885142" calcext:value-type="float">
            <text:p>1,379</text:p>
          </table:table-cell>
          <table:table-cell table:formula="of:=[.D20]/60" office:value-type="float" office:value="22.9913051475237" calcext:value-type="float">
            <text:p>22.99</text:p>
          </table:table-cell>
          <table:table-cell/>
        </table:table-row>
        <table:table-row table:style-name="ro1">
          <table:table-cell office:value-type="string" calcext:value-type="string">
            <text:p>Gondwana forms</text:p>
          </table:table-cell>
          <table:table-cell table:formula="of:=[.B29]-[.C21]" office:value-type="float" office:value="13250000000" calcext:value-type="float">
            <text:p>13,250,000,000</text:p>
          </table:table-cell>
          <table:table-cell office:value-type="float" office:value="550000000" calcext:value-type="float">
            <text:p>550,000,000</text:p>
          </table:table-cell>
          <table:table-cell table:formula="of:=[.B21]/[.A1]" office:value-type="float" office:value="1382.60874374291" calcext:value-type="float">
            <text:p>1,383</text:p>
          </table:table-cell>
          <table:table-cell table:formula="of:=[.D21]/60" office:value-type="float" office:value="23.0434790623819" calcext:value-type="float">
            <text:p>23.04</text:p>
          </table:table-cell>
          <table:table-cell/>
        </table:table-row>
        <table:table-row table:style-name="ro1">
          <table:table-cell office:value-type="string" calcext:value-type="string">
            <text:p>First land animals</text:p>
          </table:table-cell>
          <table:table-cell table:formula="of:=[.B29]-[.C22]" office:value-type="float" office:value="13270000000" calcext:value-type="float">
            <text:p>13,270,000,000</text:p>
          </table:table-cell>
          <table:table-cell office:value-type="float" office:value="530000000" calcext:value-type="float">
            <text:p>530,000,000</text:p>
          </table:table-cell>
          <table:table-cell table:formula="of:=[.B22]/[.A1]" office:value-type="float" office:value="1384.69570033724" calcext:value-type="float">
            <text:p>1,385</text:p>
          </table:table-cell>
          <table:table-cell table:formula="of:=[.D22]/60" office:value-type="float" office:value="23.0782616722874" calcext:value-type="float">
            <text:p>23.08</text:p>
          </table:table-cell>
          <table:table-cell/>
        </table:table-row>
        <table:table-row table:style-name="ro1">
          <table:table-cell office:value-type="string" calcext:value-type="string">
            <text:p>First primative plants</text:p>
          </table:table-cell>
          <table:table-cell table:formula="of:=[.B29]-[.C23]" office:value-type="float" office:value="13366000000" calcext:value-type="float">
            <text:p>13,366,000,000</text:p>
          </table:table-cell>
          <table:table-cell office:value-type="float" office:value="434000000" calcext:value-type="float">
            <text:p>434,000,000</text:p>
          </table:table-cell>
          <table:table-cell table:formula="of:=[.B23]/[.A1]" office:value-type="float" office:value="1394.71309199002" calcext:value-type="float">
            <text:p>1,395</text:p>
          </table:table-cell>
          <table:table-cell table:formula="of:=[.D23]/60" office:value-type="float" office:value="23.2452181998337" calcext:value-type="float">
            <text:p>23.25</text:p>
          </table:table-cell>
          <table:table-cell/>
        </table:table-row>
        <table:table-row table:style-name="ro1">
          <table:table-cell office:value-type="string" calcext:value-type="string">
            <text:p>First dinosaurs and mammals</text:p>
          </table:table-cell>
          <table:table-cell table:formula="of:=[.B29]-[.C24]" office:value-type="float" office:value="13575000000" calcext:value-type="float">
            <text:p>13,575,000,000</text:p>
          </table:table-cell>
          <table:table-cell office:value-type="float" office:value="225000000" calcext:value-type="float">
            <text:p>225,000,000</text:p>
          </table:table-cell>
          <table:table-cell table:formula="of:=[.B24]/[.A1]" office:value-type="float" office:value="1416.52178840076" calcext:value-type="float">
            <text:p>1,417</text:p>
          </table:table-cell>
          <table:table-cell table:formula="of:=[.D24]/60" office:value-type="float" office:value="23.608696473346" calcext:value-type="float">
            <text:p>23.61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Gondwana</text:span> starts to break up</text:p>
          </table:table-cell>
          <table:table-cell table:formula="of:=[.B29]-[.C25]" office:value-type="float" office:value="13616000000" calcext:value-type="float">
            <text:p>13,616,000,000</text:p>
          </table:table-cell>
          <table:table-cell office:value-type="float" office:value="184000000" calcext:value-type="float">
            <text:p>184,000,000</text:p>
          </table:table-cell>
          <table:table-cell table:formula="of:=[.B25]/[.A1]" office:value-type="float" office:value="1420.80004941913" calcext:value-type="float">
            <text:p>1,421</text:p>
          </table:table-cell>
          <table:table-cell table:formula="of:=[.D25]/60" office:value-type="float" office:value="23.6800008236522" calcext:value-type="float">
            <text:p>23.68</text:p>
          </table:table-cell>
          <table:table-cell/>
        </table:table-row>
        <table:table-row table:style-name="ro1">
          <table:table-cell office:value-type="string" calcext:value-type="string">
            <text:p>first primates </text:p>
          </table:table-cell>
          <table:table-cell table:formula="of:=[.B29]-[.C26]" office:value-type="float" office:value="13715000000" calcext:value-type="float">
            <text:p>13,715,000,000</text:p>
          </table:table-cell>
          <table:table-cell office:value-type="float" office:value="85000000" calcext:value-type="float">
            <text:p>85,000,000</text:p>
          </table:table-cell>
          <table:table-cell table:formula="of:=[.B26]/[.A1]" office:value-type="float" office:value="1431.13048456106" calcext:value-type="float">
            <text:p>1,431</text:p>
          </table:table-cell>
          <table:table-cell table:formula="of:=[.D26]/60" office:value-type="float" office:value="23.8521747426843" calcext:value-type="float">
            <text:p>23.85</text:p>
          </table:table-cell>
          <table:table-cell/>
        </table:table-row>
        <table:table-row table:style-name="ro1">
          <table:table-cell office:value-type="string" calcext:value-type="string">
            <text:p>Dinosaurs became extinct</text:p>
          </table:table-cell>
          <table:table-cell table:formula="of:=[.B29]-[.C27]" office:value-type="float" office:value="13735000000" calcext:value-type="float">
            <text:p>13,735,000,000</text:p>
          </table:table-cell>
          <table:table-cell office:value-type="float" office:value="65000000" calcext:value-type="float">
            <text:p>65,000,000</text:p>
          </table:table-cell>
          <table:table-cell table:formula="of:=[.B27]/[.A1]" office:value-type="float" office:value="1433.21744115539" calcext:value-type="float">
            <text:p>1,433</text:p>
          </table:table-cell>
          <table:table-cell table:formula="of:=[.D27]/60" office:value-type="float" office:value="23.8869573525898" calcext:value-type="float">
            <text:p>23.89</text:p>
          </table:table-cell>
          <table:table-cell/>
        </table:table-row>
        <table:table-row table:style-name="ro1">
          <table:table-cell office:value-type="string" calcext:value-type="string">
            <text:p>Humans and chimps seperated</text:p>
          </table:table-cell>
          <table:table-cell table:formula="of:=[.B29]-[.C28]" office:value-type="float" office:value="13792000000" calcext:value-type="float">
            <text:p>13,792,000,000</text:p>
          </table:table-cell>
          <table:table-cell office:value-type="float" office:value="8000000" calcext:value-type="float">
            <text:p>8,000,000</text:p>
          </table:table-cell>
          <table:table-cell table:formula="of:=[.B28]/[.A1]" office:value-type="float" office:value="1439.16526744923" calcext:value-type="float">
            <text:p>1,439</text:p>
          </table:table-cell>
          <table:table-cell table:formula="of:=[.D28]/60" office:value-type="float" office:value="23.9860877908204" calcext:value-type="float">
            <text:p>23.99</text:p>
          </table:table-cell>
          <table:table-cell/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13800000000" calcext:value-type="float">
            <text:p>13,800,000,000</text:p>
          </table:table-cell>
          <table:table-cell office:value-type="float" office:value="0" calcext:value-type="float">
            <text:p>0</text:p>
          </table:table-cell>
          <table:table-cell table:formula="of:=[.B29]/[.A1]" office:value-type="float" office:value="1440.00005008696" calcext:value-type="float">
            <text:p>1,440</text:p>
          </table:table-cell>
          <table:table-cell table:formula="of:=[.D29]/60" office:value-type="float" office:value="24.0000008347826" calcext:value-type="float">
            <text:p>24.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194444" calcext:value-type="float">
            <text:p>3194444</text:p>
          </table:table-cell>
          <table:table-cell office:value-type="string" calcext:value-type="string">
            <text:p>3.2 MYA a minut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ormation of the solar system</text:p>
          </table:table-cell>
          <table:table-cell office:value-type="float" office:value="9000000000" calcext:value-type="float">
            <text:p>9,000,000,000</text:p>
          </table:table-cell>
          <table:table-cell table:style-name="ce3" office:value-type="float" office:value="4600000000" calcext:value-type="float">
            <text:p>4,600,000,000</text:p>
          </table:table-cell>
          <table:table-cell table:formula="of:=([.B35]/[.A25])" office:value-type="string" office:string-value="" calcext:value-type="error">
            <text:p>#VALUE!</text:p>
          </table:table-cell>
          <table:table-cell table:formula="of:=[.D35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Sun Ignights</text:p>
          </table:table-cell>
          <table:table-cell table:formula="of:=[.B53]-[.C36]" office:value-type="float" office:value="9170000000" calcext:value-type="float">
            <text:p>9,170,000,000</text:p>
          </table:table-cell>
          <table:table-cell office:value-type="float" office:value="4630000000" calcext:value-type="float">
            <text:p>4,630,000,000</text:p>
          </table:table-cell>
          <table:table-cell table:formula="of:=[.B36]/[.A25]" office:value-type="string" office:string-value="" calcext:value-type="error">
            <text:p>#VALUE!</text:p>
          </table:table-cell>
          <table:table-cell table:formula="of:=[.D36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Moons forms</text:p>
          </table:table-cell>
          <table:table-cell table:formula="of:=[.B51]-[.C37]" office:value-type="float" office:value="9235000000" calcext:value-type="float">
            <text:p>9,235,000,000</text:p>
          </table:table-cell>
          <table:table-cell office:value-type="float" office:value="4500000000" calcext:value-type="float">
            <text:p>4,500,000,000</text:p>
          </table:table-cell>
          <table:table-cell table:formula="of:=[.B37]/[.A25]" office:value-type="string" office:string-value="" calcext:value-type="error">
            <text:p>#VALUE!</text:p>
          </table:table-cell>
          <table:table-cell table:formula="of:=[.D37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" office:value-type="string" calcext:value-type="string">
            <text:p>Fist oceans appear</text:p>
          </table:table-cell>
          <table:table-cell table:formula="of:=[.B53]-[.C38]" office:value-type="float" office:value="9600000000" calcext:value-type="float">
            <text:p>9,600,000,000</text:p>
          </table:table-cell>
          <table:table-cell office:value-type="float" office:value="4200000000" calcext:value-type="float">
            <text:p>4,200,000,000</text:p>
          </table:table-cell>
          <table:table-cell table:formula="of:=[.B38]/[.A25]" office:value-type="string" office:string-value="" calcext:value-type="error">
            <text:p>#VALUE!</text:p>
          </table:table-cell>
          <table:table-cell table:formula="of:=[.D38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" office:value-type="string" calcext:value-type="string">
            <text:p>First life on earth</text:p>
          </table:table-cell>
          <table:table-cell table:formula="of:=[.B53]-[.C39]" office:value-type="float" office:value="10000000000" calcext:value-type="float">
            <text:p>10,000,000,000</text:p>
          </table:table-cell>
          <table:table-cell office:value-type="float" office:value="3800000000" calcext:value-type="float">
            <text:p>3,800,000,000</text:p>
          </table:table-cell>
          <table:table-cell table:formula="of:=[.B39]/[.A25]" office:value-type="string" office:string-value="" calcext:value-type="error">
            <text:p>#VALUE!</text:p>
          </table:table-cell>
          <table:table-cell table:formula="of:=[.D39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Cynobacteria produces oxygen</text:p>
          </table:table-cell>
          <table:table-cell table:formula="of:=[.B53]-[.C40]" office:value-type="float" office:value="10800000000" calcext:value-type="float">
            <text:p>10,800,000,000</text:p>
          </table:table-cell>
          <table:table-cell office:value-type="float" office:value="3000000000" calcext:value-type="float">
            <text:p>3,000,000,000</text:p>
          </table:table-cell>
          <table:table-cell table:style-name="ce5" table:formula="of:=[.B40]/[.A25]" office:value-type="string" office:string-value="" calcext:value-type="error">
            <text:p>#VALUE!</text:p>
          </table:table-cell>
          <table:table-cell table:formula="of:=[.D40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First eukaryotes</text:p>
          </table:table-cell>
          <table:table-cell table:formula="of:=[.B53]-[.C41]" office:value-type="float" office:value="11700000000" calcext:value-type="float">
            <text:p>11,700,000,000</text:p>
          </table:table-cell>
          <table:table-cell office:value-type="float" office:value="2100000000" calcext:value-type="float">
            <text:p>2,100,000,000</text:p>
          </table:table-cell>
          <table:table-cell table:style-name="ce5" table:formula="of:=[.B41]/[.A25]" office:value-type="string" office:string-value="" calcext:value-type="error">
            <text:p>#VALUE!</text:p>
          </table:table-cell>
          <table:table-cell table:formula="of:=[.D41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Plants produce oxygen</text:p>
          </table:table-cell>
          <table:table-cell table:formula="of:=[.B53]-[.C42]" office:value-type="float" office:value="11800000000" calcext:value-type="float">
            <text:p>11,800,000,000</text:p>
          </table:table-cell>
          <table:table-cell office:value-type="float" office:value="2000000000" calcext:value-type="float">
            <text:p>2,000,000,000</text:p>
          </table:table-cell>
          <table:table-cell table:formula="of:=[.B42]/[.A25]" office:value-type="string" office:string-value="" calcext:value-type="error">
            <text:p>#VALUE!</text:p>
          </table:table-cell>
          <table:table-cell table:formula="of:=[.D42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Simple Multicellular Organisms evolve</text:p>
          </table:table-cell>
          <table:table-cell table:formula="of:=[.B53]-[.C43]" office:value-type="float" office:value="12600000000" calcext:value-type="float">
            <text:p>12,600,000,000</text:p>
          </table:table-cell>
          <table:table-cell office:value-type="float" office:value="1200000000" calcext:value-type="float">
            <text:p>1,200,000,000</text:p>
          </table:table-cell>
          <table:table-cell table:formula="of:=[.B43]/[.A25]" office:value-type="string" office:string-value="" calcext:value-type="error">
            <text:p>#VALUE!</text:p>
          </table:table-cell>
          <table:table-cell table:formula="of:=[.D43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Cambrian Explosion and complex life</text:p>
          </table:table-cell>
          <table:table-cell table:formula="of:=[.B53]-[.C44]" office:value-type="float" office:value="13220000000" calcext:value-type="float">
            <text:p>13,220,000,000</text:p>
          </table:table-cell>
          <table:table-cell office:value-type="float" office:value="580000000" calcext:value-type="float">
            <text:p>580,000,000</text:p>
          </table:table-cell>
          <table:table-cell table:formula="of:=[.B44]/[.A25]" office:value-type="string" office:string-value="" calcext:value-type="error">
            <text:p>#VALUE!</text:p>
          </table:table-cell>
          <table:table-cell table:formula="of:=[.D44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Gondwana forms</text:p>
          </table:table-cell>
          <table:table-cell table:formula="of:=[.B53]-[.C45]" office:value-type="float" office:value="13250000000" calcext:value-type="float">
            <text:p>13,250,000,000</text:p>
          </table:table-cell>
          <table:table-cell office:value-type="float" office:value="550000000" calcext:value-type="float">
            <text:p>550,000,000</text:p>
          </table:table-cell>
          <table:table-cell table:formula="of:=[.B45]/[.A25]" office:value-type="string" office:string-value="" calcext:value-type="error">
            <text:p>#VALUE!</text:p>
          </table:table-cell>
          <table:table-cell table:formula="of:=[.D45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First land animals</text:p>
          </table:table-cell>
          <table:table-cell table:formula="of:=[.B53]-[.C46]" office:value-type="float" office:value="13270000000" calcext:value-type="float">
            <text:p>13,270,000,000</text:p>
          </table:table-cell>
          <table:table-cell office:value-type="float" office:value="530000000" calcext:value-type="float">
            <text:p>530,000,000</text:p>
          </table:table-cell>
          <table:table-cell table:formula="of:=[.B46]/[.A25]" office:value-type="string" office:string-value="" calcext:value-type="error">
            <text:p>#VALUE!</text:p>
          </table:table-cell>
          <table:table-cell table:formula="of:=[.D46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First primative plants</text:p>
          </table:table-cell>
          <table:table-cell table:formula="of:=[.B53]-[.C47]" office:value-type="float" office:value="13366000000" calcext:value-type="float">
            <text:p>13,366,000,000</text:p>
          </table:table-cell>
          <table:table-cell office:value-type="float" office:value="434000000" calcext:value-type="float">
            <text:p>434,000,000</text:p>
          </table:table-cell>
          <table:table-cell table:formula="of:=[.B47]/[.A25]" office:value-type="string" office:string-value="" calcext:value-type="error">
            <text:p>#VALUE!</text:p>
          </table:table-cell>
          <table:table-cell table:formula="of:=[.D47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First dinosaurs and mammals</text:p>
          </table:table-cell>
          <table:table-cell table:formula="of:=[.B53]-[.C48]" office:value-type="float" office:value="13575000000" calcext:value-type="float">
            <text:p>13,575,000,000</text:p>
          </table:table-cell>
          <table:table-cell office:value-type="float" office:value="225000000" calcext:value-type="float">
            <text:p>225,000,000</text:p>
          </table:table-cell>
          <table:table-cell table:formula="of:=[.B48]/[.A25]" office:value-type="string" office:string-value="" calcext:value-type="error">
            <text:p>#VALUE!</text:p>
          </table:table-cell>
          <table:table-cell table:formula="of:=[.D48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Gondwana</text:span> starts to break up</text:p>
          </table:table-cell>
          <table:table-cell table:formula="of:=[.B53]-[.C49]" office:value-type="float" office:value="13616000000" calcext:value-type="float">
            <text:p>13,616,000,000</text:p>
          </table:table-cell>
          <table:table-cell office:value-type="float" office:value="184000000" calcext:value-type="float">
            <text:p>184,000,000</text:p>
          </table:table-cell>
          <table:table-cell table:formula="of:=[.B49]/[.A25]" office:value-type="string" office:string-value="" calcext:value-type="error">
            <text:p>#VALUE!</text:p>
          </table:table-cell>
          <table:table-cell table:formula="of:=[.D49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first primates </text:p>
          </table:table-cell>
          <table:table-cell table:formula="of:=[.B53]-[.C50]" office:value-type="float" office:value="13715000000" calcext:value-type="float">
            <text:p>13,715,000,000</text:p>
          </table:table-cell>
          <table:table-cell office:value-type="float" office:value="85000000" calcext:value-type="float">
            <text:p>85,000,000</text:p>
          </table:table-cell>
          <table:table-cell table:formula="of:=[.B50]/[.A25]" office:value-type="string" office:string-value="" calcext:value-type="error">
            <text:p>#VALUE!</text:p>
          </table:table-cell>
          <table:table-cell table:formula="of:=[.D50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Dinosaurs became extinct</text:p>
          </table:table-cell>
          <table:table-cell table:formula="of:=[.B53]-[.C51]" office:value-type="float" office:value="13735000000" calcext:value-type="float">
            <text:p>13,735,000,000</text:p>
          </table:table-cell>
          <table:table-cell office:value-type="float" office:value="65000000" calcext:value-type="float">
            <text:p>65,000,000</text:p>
          </table:table-cell>
          <table:table-cell table:formula="of:=[.B51]/[.A25]" office:value-type="string" office:string-value="" calcext:value-type="error">
            <text:p>#VALUE!</text:p>
          </table:table-cell>
          <table:table-cell table:formula="of:=[.D51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Humans and chimps seperated</text:p>
          </table:table-cell>
          <table:table-cell table:formula="of:=[.B53]-[.C52]" office:value-type="float" office:value="13792000000" calcext:value-type="float">
            <text:p>13,792,000,000</text:p>
          </table:table-cell>
          <table:table-cell office:value-type="float" office:value="8000000" calcext:value-type="float">
            <text:p>8,000,000</text:p>
          </table:table-cell>
          <table:table-cell table:formula="of:=[.B52]/[.A25]" office:value-type="string" office:string-value="" calcext:value-type="error">
            <text:p>#VALUE!</text:p>
          </table:table-cell>
          <table:table-cell table:formula="of:=[.D52]/6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13800000000" calcext:value-type="float">
            <text:p>13,800,000,000</text:p>
          </table:table-cell>
          <table:table-cell office:value-type="float" office:value="0" calcext:value-type="float">
            <text:p>0</text:p>
          </table:table-cell>
          <table:table-cell table:formula="of:=[.B53]/[.A25]" office:value-type="string" office:string-value="" calcext:value-type="error">
            <text:p>#VALUE!</text:p>
          </table:table-cell>
          <table:table-cell table:formula="of:=[.D53]/60" office:value-type="string" office:string-value="" calcext:value-type="error">
            <text:p>#VALUE!</text:p>
          </table:table-cell>
          <table:table-cell/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7" table:default-cell-style-name="Default"/>
        <table:table-column table:style-name="co7" table:default-cell-style-name="ce5"/>
        <table:table-column table:style-name="co7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years a minute</text:p>
          </table:table-cell>
          <table:table-cell table:style-name="ce1" office:value-type="float" office:value="3194444" calcext:value-type="float">
            <text:p>3194444</text:p>
          </table:table-cell>
          <table:table-cell table:style-name="ce3" office:value-type="string" calcext:value-type="string">
            <text:p>years from Start</text:p>
          </table:table-cell>
          <table:table-cell table:style-name="ce4" office:value-type="string" calcext:value-type="string">
            <text:p>Time from now</text:p>
          </table:table-cell>
          <table:table-cell table:style-name="ce6" office:value-type="string" calcext:value-type="string">
            <text:p>Minutes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Solar System Starts to Form</text:p>
          </table:table-cell>
          <table:table-cell table:style-name="ce3" table:formula="of:=[.C32]-[.D2]" office:value-type="float" office:value="0" calcext:value-type="float">
            <text:p>0</text:p>
          </table:table-cell>
          <table:table-cell table:style-name="ce3" office:value-type="float" office:value="4600000000" calcext:value-type="float">
            <text:p>4,600,000,000</text:p>
          </table:table-cell>
          <table:table-cell table:style-name="ce6" table:formula="of:=1440-([.D2]/[.A2])" office:value-type="float" office:value="2.5" calcext:value-type="float">
            <text:p>2.50</text:p>
          </table:table-cell>
          <table:table-cell table:style-name="ce6" table:formula="of:=[.E2]/60" office:value-type="float" office:value="0.0416666666666667" calcext:value-type="float">
            <text:p>0.04</text:p>
          </table:table-cell>
          <table:table-cell table:formula="of:=[.C2]/[.A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Sun Ignites into an Main Sequence Star</text:p>
          </table:table-cell>
          <table:table-cell table:style-name="ce3" table:formula="of:=4600000000-[.D3]" office:value-type="float" office:value="50000000" calcext:value-type="float">
            <text:p>50,000,000</text:p>
          </table:table-cell>
          <table:table-cell table:style-name="ce3" office:value-type="float" office:value="4550000000" calcext:value-type="float">
            <text:p>4,550,000,000</text:p>
          </table:table-cell>
          <table:table-cell table:style-name="ce6" table:formula="of:=1440-([.D3]/[.A3])" office:value-type="float" office:value="18.125" calcext:value-type="float">
            <text:p>18.13</text:p>
          </table:table-cell>
          <table:table-cell table:style-name="ce6" table:formula="of:=[.E3]/60" office:value-type="float" office:value="0.302083333333333" calcext:value-type="float">
            <text:p>0.30</text:p>
          </table:table-cell>
          <table:table-cell table:formula="of:=[.C3]/[.A3]" office:value-type="float" office:value="15.625" calcext:value-type="float">
            <text:p>16</text:p>
          </table:table-cell>
          <table:table-cell table:formula="of:=[.G3]-[.G2]" office:value-type="float" office:value="15.625" calcext:value-type="float">
            <text:p>15.6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Left over dust blown away by the Sun</text:p>
          </table:table-cell>
          <table:table-cell table:style-name="ce3" table:formula="of:=4600000000-[.D4]" office:value-type="float" office:value="60000000" calcext:value-type="float">
            <text:p>60,000,000</text:p>
          </table:table-cell>
          <table:table-cell table:style-name="ce3" office:value-type="float" office:value="4540000000" calcext:value-type="float">
            <text:p>4,540,000,000</text:p>
          </table:table-cell>
          <table:table-cell table:style-name="ce6" table:formula="of:=1440-([.D4]/[.A4])" office:value-type="float" office:value="21.25" calcext:value-type="float">
            <text:p>21.25</text:p>
          </table:table-cell>
          <table:table-cell table:style-name="ce6" table:formula="of:=[.E4]/60" office:value-type="float" office:value="0.354166666666667" calcext:value-type="float">
            <text:p>0.35</text:p>
          </table:table-cell>
          <table:table-cell table:formula="of:=[.C4]/[.A4]" office:value-type="float" office:value="18.75" calcext:value-type="float">
            <text:p>19</text:p>
          </table:table-cell>
          <table:table-cell table:formula="of:=[.G4]-[.G3]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Moons forms very closer to Earth.</text:p>
          </table:table-cell>
          <table:table-cell table:style-name="ce3" table:formula="of:=4600000000-[.D5]" office:value-type="float" office:value="100000000" calcext:value-type="float">
            <text:p>100,000,000</text:p>
          </table:table-cell>
          <table:table-cell table:style-name="ce4" office:value-type="float" office:value="4500000000" calcext:value-type="float">
            <text:p>4,500,000,000</text:p>
          </table:table-cell>
          <table:table-cell table:style-name="ce6" table:formula="of:=1440-([.D5]/[.A5])" office:value-type="float" office:value="33.75" calcext:value-type="float">
            <text:p>33.75</text:p>
          </table:table-cell>
          <table:table-cell table:style-name="ce6" table:formula="of:=[.E5]/60" office:value-type="float" office:value="0.5625" calcext:value-type="float">
            <text:p>0.56</text:p>
          </table:table-cell>
          <table:table-cell table:formula="of:=[.C5]/[.A5]" office:value-type="float" office:value="31.25" calcext:value-type="float">
            <text:p>31</text:p>
          </table:table-cell>
          <table:table-cell table:formula="of:=[.G5]-[.G4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table:style-name="ce1" office:value-type="string" calcext:value-type="string">
            <text:p>Fist oceans appear</text:p>
          </table:table-cell>
          <table:table-cell table:style-name="ce3" table:formula="of:=4600000000-[.D6]" office:value-type="float" office:value="400000000" calcext:value-type="float">
            <text:p>400,000,000</text:p>
          </table:table-cell>
          <table:table-cell table:style-name="ce4" office:value-type="float" office:value="4200000000" calcext:value-type="float">
            <text:p>4,200,000,000</text:p>
          </table:table-cell>
          <table:table-cell table:style-name="ce6" table:formula="of:=1440-([.D6]/[.A6])" office:value-type="float" office:value="127.5" calcext:value-type="float">
            <text:p>127.50</text:p>
          </table:table-cell>
          <table:table-cell table:style-name="ce6" table:formula="of:=[.E6]/60" office:value-type="float" office:value="2.125" calcext:value-type="float">
            <text:p>2.13</text:p>
          </table:table-cell>
          <table:table-cell table:formula="of:=[.C6]/[.A6]" office:value-type="float" office:value="125" calcext:value-type="float">
            <text:p>125</text:p>
          </table:table-cell>
          <table:table-cell table:formula="of:=[.G6]-[.G5]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table:style-name="ce1" office:value-type="string" calcext:value-type="string">
            <text:p>The Moons distance caused 300m tides</text:p>
          </table:table-cell>
          <table:table-cell table:style-name="ce3" table:formula="of:=4600000000-[.D7]" office:value-type="float" office:value="450000000" calcext:value-type="float">
            <text:p>450,000,000</text:p>
          </table:table-cell>
          <table:table-cell table:style-name="ce4" office:value-type="float" office:value="4150000000" calcext:value-type="float">
            <text:p>4,150,000,000</text:p>
          </table:table-cell>
          <table:table-cell table:style-name="ce6" table:formula="of:=1440-([.D7]/[.A7])" office:value-type="float" office:value="143.125" calcext:value-type="float">
            <text:p>143.13</text:p>
          </table:table-cell>
          <table:table-cell table:style-name="ce6" table:formula="of:=[.E7]/60" office:value-type="float" office:value="2.38541666666667" calcext:value-type="float">
            <text:p>2.39</text:p>
          </table:table-cell>
          <table:table-cell table:formula="of:=[.C7]/[.A7]" office:value-type="float" office:value="140.625" calcext:value-type="float">
            <text:p>141</text:p>
          </table:table-cell>
          <table:table-cell table:formula="of:=[.G7]-[.G6]" office:value-type="float" office:value="15.625" calcext:value-type="float">
            <text:p>15.6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Late Heavy Bombardment Starts</text:p>
          </table:table-cell>
          <table:table-cell table:style-name="ce3" table:formula="of:=4600000000-[.D8]" office:value-type="float" office:value="500000000" calcext:value-type="float">
            <text:p>500,000,000</text:p>
          </table:table-cell>
          <table:table-cell table:style-name="ce4" office:value-type="float" office:value="4100000000" calcext:value-type="float">
            <text:p>4,100,000,000</text:p>
          </table:table-cell>
          <table:table-cell table:style-name="ce6" table:formula="of:=1440-([.D8]/[.A8])" office:value-type="float" office:value="158.75" calcext:value-type="float">
            <text:p>158.75</text:p>
          </table:table-cell>
          <table:table-cell table:style-name="ce6" table:formula="of:=[.E8]/60" office:value-type="float" office:value="2.64583333333333" calcext:value-type="float">
            <text:p>2.65</text:p>
          </table:table-cell>
          <table:table-cell table:formula="of:=[.C8]/[.A8]" office:value-type="float" office:value="156.25" calcext:value-type="float">
            <text:p>156</text:p>
          </table:table-cell>
          <table:table-cell table:formula="of:=[.G8]-[.G7]" office:value-type="float" office:value="15.625" calcext:value-type="float">
            <text:p>15.6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First Singe Cell life appears</text:p>
          </table:table-cell>
          <table:table-cell table:style-name="ce3" table:formula="of:=4600000000-[.D9]" office:value-type="float" office:value="700000000" calcext:value-type="float">
            <text:p>700,000,000</text:p>
          </table:table-cell>
          <table:table-cell table:style-name="ce4" office:value-type="float" office:value="3900000000" calcext:value-type="float">
            <text:p>3,900,000,000</text:p>
          </table:table-cell>
          <table:table-cell table:style-name="ce6" table:formula="of:=1440-([.D9]/[.A9])" office:value-type="float" office:value="221.25" calcext:value-type="float">
            <text:p>221.25</text:p>
          </table:table-cell>
          <table:table-cell table:style-name="ce6" table:formula="of:=[.E9]/60" office:value-type="float" office:value="3.6875" calcext:value-type="float">
            <text:p>3.69</text:p>
          </table:table-cell>
          <table:table-cell table:formula="of:=[.C9]/[.A9]" office:value-type="float" office:value="218.75" calcext:value-type="float">
            <text:p>219</text:p>
          </table:table-cell>
          <table:table-cell table:formula="of:=[.G9]-[.G8]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table:style-name="ce1" office:value-type="string" calcext:value-type="string">
            <text:p>End of Late Heavy Bombardment.</text:p>
          </table:table-cell>
          <table:table-cell table:style-name="ce3" table:formula="of:=4600000000-[.D10]" office:value-type="float" office:value="800000000" calcext:value-type="float">
            <text:p>800,000,000</text:p>
          </table:table-cell>
          <table:table-cell table:style-name="ce4" office:value-type="float" office:value="3800000000" calcext:value-type="float">
            <text:p>3,800,000,000</text:p>
          </table:table-cell>
          <table:table-cell table:style-name="ce6" table:formula="of:=1440-([.D10]/[.A10])" office:value-type="float" office:value="252.5" calcext:value-type="float">
            <text:p>252.50</text:p>
          </table:table-cell>
          <table:table-cell table:style-name="ce6" table:formula="of:=[.E10]/60" office:value-type="float" office:value="4.20833333333333" calcext:value-type="float">
            <text:p>4.21</text:p>
          </table:table-cell>
          <table:table-cell table:formula="of:=[.C10]/[.A10]" office:value-type="float" office:value="250" calcext:value-type="float">
            <text:p>250</text:p>
          </table:table-cell>
          <table:table-cell table:formula="of:=[.G10]-[.G9]" office:value-type="float" office:value="31.25" calcext:value-type="float">
            <text:p>31.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/>
          <table:table-cell table:style-name="ce3" table:formula="of:=4600000000-[.D11]" office:value-type="float" office:value="900000000" calcext:value-type="float">
            <text:p>900,000,000</text:p>
          </table:table-cell>
          <table:table-cell table:style-name="ce4" office:value-type="float" office:value="3700000000" calcext:value-type="float">
            <text:p>3,700,000,000</text:p>
          </table:table-cell>
          <table:table-cell table:style-name="ce6" table:formula="of:=1440-([.D11]/[.A11])" office:value-type="float" office:value="283.75" calcext:value-type="float">
            <text:p>283.75</text:p>
          </table:table-cell>
          <table:table-cell table:style-name="ce6" table:formula="of:=[.E11]/60" office:value-type="float" office:value="4.72916666666667" calcext:value-type="float">
            <text:p>4.73</text:p>
          </table:table-cell>
          <table:table-cell table:formula="of:=[.C11]/[.A11]" office:value-type="float" office:value="281.25" calcext:value-type="float">
            <text:p>281</text:p>
          </table:table-cell>
          <table:table-cell table:formula="of:=[.G11]-[.G10]" office:value-type="float" office:value="31.25" calcext:value-type="float">
            <text:p>31.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Microbial mats (Slime) Form. Start producing Oxygen</text:p>
          </table:table-cell>
          <table:table-cell table:style-name="ce3" table:formula="of:=4600000000-[.D12]" office:value-type="float" office:value="1100000000" calcext:value-type="float">
            <text:p>1,100,000,000</text:p>
          </table:table-cell>
          <table:table-cell table:style-name="ce4" office:value-type="float" office:value="3500000000" calcext:value-type="float">
            <text:p>3,500,000,000</text:p>
          </table:table-cell>
          <table:table-cell table:style-name="ce6" table:formula="of:=1440-([.D12]/[.A12])" office:value-type="float" office:value="346.25" calcext:value-type="float">
            <text:p>346.25</text:p>
          </table:table-cell>
          <table:table-cell table:style-name="ce6" table:formula="of:=[.E12]/60" office:value-type="float" office:value="5.77083333333333" calcext:value-type="float">
            <text:p>5.77</text:p>
          </table:table-cell>
          <table:table-cell table:formula="of:=[.C12]/[.A12]" office:value-type="float" office:value="343.75" calcext:value-type="float">
            <text:p>344</text:p>
          </table:table-cell>
          <table:table-cell table:formula="of:=[.G12]-[.G11]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/>
          <table:table-cell table:style-name="ce3" table:formula="of:=4600000000-[.D13]" office:value-type="float" office:value="1600000000" calcext:value-type="float">
            <text:p>1,600,000,000</text:p>
          </table:table-cell>
          <table:table-cell table:style-name="ce4" office:value-type="float" office:value="3000000000" calcext:value-type="float">
            <text:p>3,000,000,000</text:p>
          </table:table-cell>
          <table:table-cell table:style-name="ce6" table:formula="of:=1440-([.D13]/[.A13])" office:value-type="float" office:value="502.5" calcext:value-type="float">
            <text:p>502.50</text:p>
          </table:table-cell>
          <table:table-cell table:style-name="ce6" table:formula="of:=[.E13]/60" office:value-type="float" office:value="8.375" calcext:value-type="float">
            <text:p>8.38</text:p>
          </table:table-cell>
          <table:table-cell table:formula="of:=[.C13]/[.A13]" office:value-type="float" office:value="500" calcext:value-type="float">
            <text:p>500</text:p>
          </table:table-cell>
          <table:table-cell table:formula="of:=[.G13]-[.G12]" office:value-type="float" office:value="156.25" calcext:value-type="float">
            <text:p>156.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Oldest cyanobacteria</text:p>
          </table:table-cell>
          <table:table-cell table:style-name="ce3" table:formula="of:=4600000000-[.D14]" office:value-type="float" office:value="1900000000" calcext:value-type="float">
            <text:p>1,900,000,000</text:p>
          </table:table-cell>
          <table:table-cell table:style-name="ce4" office:value-type="float" office:value="2700000000" calcext:value-type="float">
            <text:p>2,700,000,000</text:p>
          </table:table-cell>
          <table:table-cell table:style-name="ce6" table:formula="of:=1440-([.D14]/[.A14])" office:value-type="float" office:value="596.25" calcext:value-type="float">
            <text:p>596.25</text:p>
          </table:table-cell>
          <table:table-cell table:style-name="ce6" table:formula="of:=[.E14]/60" office:value-type="float" office:value="9.9375" calcext:value-type="float">
            <text:p>9.94</text:p>
          </table:table-cell>
          <table:table-cell table:formula="of:=[.C14]/[.A14]" office:value-type="float" office:value="593.75" calcext:value-type="float">
            <text:p>594</text:p>
          </table:table-cell>
          <table:table-cell table:formula="of:=[.G14]-[.G13]" office:value-type="float" office:value="93.75" calcext:value-type="float">
            <text:p>93.75</text:p>
          </table:table-cell>
          <table:table-cell office:value-type="string" calcext:value-type="string">
            <text:p><text:s/>2.7 BYA – 2.1BYA about 200MY before GOE</text:p>
          </table:table-cell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Iron Ore Deposits Form from Oxygen in the Ocean</text:p>
          </table:table-cell>
          <table:table-cell table:style-name="ce3" table:formula="of:=4600000000-[.D15]" office:value-type="float" office:value="2100000000" calcext:value-type="float">
            <text:p>2,100,000,000</text:p>
          </table:table-cell>
          <table:table-cell table:style-name="ce4" office:value-type="float" office:value="2500000000" calcext:value-type="float">
            <text:p>2,500,000,000</text:p>
          </table:table-cell>
          <table:table-cell table:style-name="ce6" table:formula="of:=1440-([.D15]/[.A15])" office:value-type="float" office:value="658.75" calcext:value-type="float">
            <text:p>658.75</text:p>
          </table:table-cell>
          <table:table-cell table:style-name="ce6" table:formula="of:=[.E15]/60" office:value-type="float" office:value="10.9791666666667" calcext:value-type="float">
            <text:p>10.98</text:p>
          </table:table-cell>
          <table:table-cell table:formula="of:=[.C15]/[.A15]" office:value-type="float" office:value="656.25" calcext:value-type="float">
            <text:p>656</text:p>
          </table:table-cell>
          <table:table-cell table:formula="of:=[.G15]-[.G14]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Great Oxygenation Event</text:p>
          </table:table-cell>
          <table:table-cell table:style-name="ce3" table:formula="of:=4600000000-[.D16]" office:value-type="float" office:value="2200000000" calcext:value-type="float">
            <text:p>2,200,000,000</text:p>
          </table:table-cell>
          <table:table-cell table:style-name="ce4" office:value-type="float" office:value="2400000000" calcext:value-type="float">
            <text:p>2,400,000,000</text:p>
          </table:table-cell>
          <table:table-cell table:style-name="ce6" table:formula="of:=1440-([.D16]/[.A16])" office:value-type="float" office:value="690" calcext:value-type="float">
            <text:p>690.00</text:p>
          </table:table-cell>
          <table:table-cell table:style-name="ce6" table:formula="of:=[.E16]/60" office:value-type="float" office:value="11.5" calcext:value-type="float">
            <text:p>11.50</text:p>
          </table:table-cell>
          <table:table-cell table:formula="of:=[.C16]/[.A16]" office:value-type="float" office:value="687.5" calcext:value-type="float">
            <text:p>688</text:p>
          </table:table-cell>
          <table:table-cell table:formula="of:=[.G16]-[.G15]" office:value-type="float" office:value="31.25" calcext:value-type="float">
            <text:p>31.25</text:p>
          </table:table-cell>
          <table:table-cell office:value-type="string" calcext:value-type="string">
            <text:p>Definatlty 2.4/2,3 BYA</text:p>
          </table:table-cell>
        </table:table-row>
        <table:table-row table:style-name="ro1">
          <table:table-cell office:value-type="float" office:value="3200000" calcext:value-type="float">
            <text:p>3,200,000</text:p>
          </table:table-cell>
          <table:table-cell/>
          <table:table-cell table:style-name="ce3" table:formula="of:=4600000000-[.D17]" office:value-type="float" office:value="2300000000" calcext:value-type="float">
            <text:p>2,300,000,000</text:p>
          </table:table-cell>
          <table:table-cell table:style-name="ce4" office:value-type="float" office:value="2300000000" calcext:value-type="float">
            <text:p>2,300,000,000</text:p>
          </table:table-cell>
          <table:table-cell table:style-name="ce6" table:formula="of:=1440-([.D17]/[.A17])" office:value-type="float" office:value="721.25" calcext:value-type="float">
            <text:p>721.25</text:p>
          </table:table-cell>
          <table:table-cell table:style-name="ce6" table:formula="of:=[.E17]/60" office:value-type="float" office:value="12.0208333333333" calcext:value-type="float">
            <text:p>12.02</text:p>
          </table:table-cell>
          <table:table-cell table:formula="of:=[.C17]/[.A17]" office:value-type="float" office:value="718.75" calcext:value-type="float">
            <text:p>719</text:p>
          </table:table-cell>
          <table:table-cell table:formula="of:=[.G17]-[.G16]" office:value-type="float" office:value="31.25" calcext:value-type="float">
            <text:p>31.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/>
          <table:table-cell table:style-name="ce3" table:formula="of:=4600000000-[.D18]" office:value-type="float" office:value="2400000000" calcext:value-type="float">
            <text:p>2,400,000,000</text:p>
          </table:table-cell>
          <table:table-cell table:style-name="ce4" office:value-type="float" office:value="2200000000" calcext:value-type="float">
            <text:p>2,200,000,000</text:p>
          </table:table-cell>
          <table:table-cell table:style-name="ce6" table:formula="of:=1440-([.D18]/[.A18])" office:value-type="float" office:value="752.5" calcext:value-type="float">
            <text:p>752.50</text:p>
          </table:table-cell>
          <table:table-cell table:style-name="ce6" table:formula="of:=[.E18]/60" office:value-type="float" office:value="12.5416666666667" calcext:value-type="float">
            <text:p>12.54</text:p>
          </table:table-cell>
          <table:table-cell table:formula="of:=[.C18]/[.A18]" office:value-type="float" office:value="750" calcext:value-type="float">
            <text:p>750</text:p>
          </table:table-cell>
          <table:table-cell table:formula="of:=[.G18]-[.G17]" office:value-type="float" office:value="31.25" calcext:value-type="float">
            <text:p>31.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First eukaryotes</text:p>
          </table:table-cell>
          <table:table-cell table:style-name="ce3" table:formula="of:=4600000000-[.D19]" office:value-type="float" office:value="2500000000" calcext:value-type="float">
            <text:p>2,500,000,000</text:p>
          </table:table-cell>
          <table:table-cell table:style-name="ce4" office:value-type="float" office:value="2100000000" calcext:value-type="float">
            <text:p>2,100,000,000</text:p>
          </table:table-cell>
          <table:table-cell table:style-name="ce6" table:formula="of:=1440-([.D19]/[.A19])" office:value-type="float" office:value="783.75" calcext:value-type="float">
            <text:p>783.75</text:p>
          </table:table-cell>
          <table:table-cell table:style-name="ce6" table:formula="of:=[.E19]/60" office:value-type="float" office:value="13.0625" calcext:value-type="float">
            <text:p>13.06</text:p>
          </table:table-cell>
          <table:table-cell table:formula="of:=[.C19]/[.A19]" office:value-type="float" office:value="781.25" calcext:value-type="float">
            <text:p>781</text:p>
          </table:table-cell>
          <table:table-cell table:formula="of:=[.G19]-[.G18]" office:value-type="float" office:value="31.25" calcext:value-type="float">
            <text:p>31.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Plants produce oxygen</text:p>
          </table:table-cell>
          <table:table-cell table:style-name="ce3" table:formula="of:=4600000000-[.D20]" office:value-type="float" office:value="2600000000" calcext:value-type="float">
            <text:p>2,600,000,000</text:p>
          </table:table-cell>
          <table:table-cell table:style-name="ce4" office:value-type="float" office:value="2000000000" calcext:value-type="float">
            <text:p>2,000,000,000</text:p>
          </table:table-cell>
          <table:table-cell table:style-name="ce6" table:formula="of:=1440-([.D20]/[.A20])" office:value-type="float" office:value="815" calcext:value-type="float">
            <text:p>815.00</text:p>
          </table:table-cell>
          <table:table-cell table:style-name="ce6" table:formula="of:=[.E20]/60" office:value-type="float" office:value="13.5833333333333" calcext:value-type="float">
            <text:p>13.58</text:p>
          </table:table-cell>
          <table:table-cell table:formula="of:=[.C20]/[.A20]" office:value-type="float" office:value="812.5" calcext:value-type="float">
            <text:p>813</text:p>
          </table:table-cell>
          <table:table-cell table:formula="of:=[.G20]-[.G19]" office:value-type="float" office:value="31.25" calcext:value-type="float">
            <text:p>31.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Simple Multicellular Organisms evolve</text:p>
          </table:table-cell>
          <table:table-cell table:style-name="ce3" table:formula="of:=4600000000-[.D21]" office:value-type="float" office:value="3400000000" calcext:value-type="float">
            <text:p>3,400,000,000</text:p>
          </table:table-cell>
          <table:table-cell table:style-name="ce4" office:value-type="float" office:value="1200000000" calcext:value-type="float">
            <text:p>1,200,000,000</text:p>
          </table:table-cell>
          <table:table-cell table:style-name="ce6" table:formula="of:=1440-([.D21]/[.A21])" office:value-type="float" office:value="1065" calcext:value-type="float">
            <text:p>1065.00</text:p>
          </table:table-cell>
          <table:table-cell table:style-name="ce6" table:formula="of:=[.E21]/60" office:value-type="float" office:value="17.75" calcext:value-type="float">
            <text:p>17.75</text:p>
          </table:table-cell>
          <table:table-cell table:formula="of:=[.C21]/[.A21]" office:value-type="float" office:value="1062.5" calcext:value-type="float">
            <text:p>1063</text:p>
          </table:table-cell>
          <table:table-cell table:formula="of:=[.G21]-[.G20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Oxygen Levels in the Atmosphere build up</text:p>
          </table:table-cell>
          <table:table-cell table:style-name="ce3" table:formula="of:=4600000000-[.D22]" office:value-type="float" office:value="3750000000" calcext:value-type="float">
            <text:p>3,750,000,000</text:p>
          </table:table-cell>
          <table:table-cell table:style-name="ce4" office:value-type="float" office:value="850000000" calcext:value-type="float">
            <text:p>850,000,000</text:p>
          </table:table-cell>
          <table:table-cell table:style-name="ce6" table:formula="of:=1440-([.D22]/[.A22])" office:value-type="float" office:value="1174.375" calcext:value-type="float">
            <text:p>1174.38</text:p>
          </table:table-cell>
          <table:table-cell table:style-name="ce6" table:formula="of:=[.E22]/60" office:value-type="float" office:value="19.5729166666667" calcext:value-type="float">
            <text:p>19.57</text:p>
          </table:table-cell>
          <table:table-cell table:formula="of:=[.C22]/[.A22]" office:value-type="float" office:value="1171.875" calcext:value-type="float">
            <text:p>1172</text:p>
          </table:table-cell>
          <table:table-cell table:formula="of:=[.G22]-[.G21]" office:value-type="float" office:value="109.375" calcext:value-type="float">
            <text:p>109.37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Cambrian Explosion and complex life</text:p>
          </table:table-cell>
          <table:table-cell table:style-name="ce3" table:formula="of:=4600000000-[.D23]" office:value-type="float" office:value="4020000000" calcext:value-type="float">
            <text:p>4,020,000,000</text:p>
          </table:table-cell>
          <table:table-cell table:style-name="ce4" office:value-type="float" office:value="580000000" calcext:value-type="float">
            <text:p>580,000,000</text:p>
          </table:table-cell>
          <table:table-cell table:style-name="ce6" table:formula="of:=1440-([.D23]/[.A23])" office:value-type="float" office:value="1258.75" calcext:value-type="float">
            <text:p>1258.75</text:p>
          </table:table-cell>
          <table:table-cell table:style-name="ce6" table:formula="of:=[.E23]/60" office:value-type="float" office:value="20.9791666666667" calcext:value-type="float">
            <text:p>20.98</text:p>
          </table:table-cell>
          <table:table-cell table:formula="of:=[.C23]/[.A23]" office:value-type="float" office:value="1256.25" calcext:value-type="float">
            <text:p>1256</text:p>
          </table:table-cell>
          <table:table-cell table:formula="of:=[.G23]-[.G21]" office:value-type="float" office:value="193.75" calcext:value-type="float">
            <text:p>193.7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Gondwana forms</text:p>
          </table:table-cell>
          <table:table-cell table:style-name="ce3" table:formula="of:=4600000000-[.D24]" office:value-type="float" office:value="4050000000" calcext:value-type="float">
            <text:p>4,050,000,000</text:p>
          </table:table-cell>
          <table:table-cell table:style-name="ce4" office:value-type="float" office:value="550000000" calcext:value-type="float">
            <text:p>550,000,000</text:p>
          </table:table-cell>
          <table:table-cell table:style-name="ce6" table:formula="of:=1440-([.D24]/[.A24])" office:value-type="float" office:value="1268.125" calcext:value-type="float">
            <text:p>1268.13</text:p>
          </table:table-cell>
          <table:table-cell table:style-name="ce6" table:formula="of:=[.E24]/60" office:value-type="float" office:value="21.1354166666667" calcext:value-type="float">
            <text:p>21.14</text:p>
          </table:table-cell>
          <table:table-cell table:formula="of:=[.C24]/[.A24]" office:value-type="float" office:value="1265.625" calcext:value-type="float">
            <text:p>1266</text:p>
          </table:table-cell>
          <table:table-cell table:formula="of:=[.G24]-[.G23]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First land animals</text:p>
          </table:table-cell>
          <table:table-cell table:style-name="ce3" table:formula="of:=4600000000-[.D25]" office:value-type="float" office:value="4070000000" calcext:value-type="float">
            <text:p>4,070,000,000</text:p>
          </table:table-cell>
          <table:table-cell table:style-name="ce4" office:value-type="float" office:value="530000000" calcext:value-type="float">
            <text:p>530,000,000</text:p>
          </table:table-cell>
          <table:table-cell table:style-name="ce6" table:formula="of:=1440-([.D25]/[.A25])" office:value-type="float" office:value="1274.375" calcext:value-type="float">
            <text:p>1274.38</text:p>
          </table:table-cell>
          <table:table-cell table:style-name="ce6" table:formula="of:=[.E25]/60" office:value-type="float" office:value="21.2395833333333" calcext:value-type="float">
            <text:p>21.24</text:p>
          </table:table-cell>
          <table:table-cell table:formula="of:=[.C25]/[.A25]" office:value-type="float" office:value="1271.875" calcext:value-type="float">
            <text:p>1272</text:p>
          </table:table-cell>
          <table:table-cell table:formula="of:=[.G25]-[.G24]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First primative plants</text:p>
          </table:table-cell>
          <table:table-cell table:style-name="ce3" table:formula="of:=4600000000-[.D26]" office:value-type="float" office:value="4166000000" calcext:value-type="float">
            <text:p>4,166,000,000</text:p>
          </table:table-cell>
          <table:table-cell table:style-name="ce4" office:value-type="float" office:value="434000000" calcext:value-type="float">
            <text:p>434,000,000</text:p>
          </table:table-cell>
          <table:table-cell table:style-name="ce6" table:formula="of:=1440-([.D26]/[.A26])" office:value-type="float" office:value="1304.375" calcext:value-type="float">
            <text:p>1304.38</text:p>
          </table:table-cell>
          <table:table-cell table:style-name="ce6" table:formula="of:=[.E26]/60" office:value-type="float" office:value="21.7395833333333" calcext:value-type="float">
            <text:p>21.74</text:p>
          </table:table-cell>
          <table:table-cell table:formula="of:=[.C26]/[.A26]" office:value-type="float" office:value="1301.875" calcext:value-type="float">
            <text:p>1302</text:p>
          </table:table-cell>
          <table:table-cell table:formula="of:=[.G26]-[.G2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First dinosaurs and mammals</text:p>
          </table:table-cell>
          <table:table-cell table:style-name="ce3" table:formula="of:=4600000000-[.D27]" office:value-type="float" office:value="4375000000" calcext:value-type="float">
            <text:p>4,375,000,000</text:p>
          </table:table-cell>
          <table:table-cell table:style-name="ce4" office:value-type="float" office:value="225000000" calcext:value-type="float">
            <text:p>225,000,000</text:p>
          </table:table-cell>
          <table:table-cell table:style-name="ce6" table:formula="of:=1440-([.D27]/[.A27])" office:value-type="float" office:value="1369.6875" calcext:value-type="float">
            <text:p>1369.69</text:p>
          </table:table-cell>
          <table:table-cell table:style-name="ce6" table:formula="of:=[.E27]/60" office:value-type="float" office:value="22.828125" calcext:value-type="float">
            <text:p>22.83</text:p>
          </table:table-cell>
          <table:table-cell table:formula="of:=[.C27]/[.A27]" office:value-type="float" office:value="1367.1875" calcext:value-type="float">
            <text:p>1367</text:p>
          </table:table-cell>
          <table:table-cell table:formula="of:=[.G27]-[.G26]" office:value-type="float" office:value="65.3125" calcext:value-type="float">
            <text:p>65.31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table:style-name="ce2" office:value-type="string" calcext:value-type="string">
            <text:p><text:span text:style-name="T1">Gondwana</text:span> starts to break up</text:p>
          </table:table-cell>
          <table:table-cell table:style-name="ce3" table:formula="of:=4600000000-[.D28]" office:value-type="float" office:value="4416000000" calcext:value-type="float">
            <text:p>4,416,000,000</text:p>
          </table:table-cell>
          <table:table-cell table:style-name="ce4" office:value-type="float" office:value="184000000" calcext:value-type="float">
            <text:p>184,000,000</text:p>
          </table:table-cell>
          <table:table-cell table:style-name="ce6" table:formula="of:=1440-([.D28]/[.A28])" office:value-type="float" office:value="1382.5" calcext:value-type="float">
            <text:p>1382.50</text:p>
          </table:table-cell>
          <table:table-cell table:style-name="ce6" table:formula="of:=[.E28]/60" office:value-type="float" office:value="23.0416666666667" calcext:value-type="float">
            <text:p>23.04</text:p>
          </table:table-cell>
          <table:table-cell table:formula="of:=[.C28]/[.A28]" office:value-type="float" office:value="1380" calcext:value-type="float">
            <text:p>1380</text:p>
          </table:table-cell>
          <table:table-cell table:formula="of:=[.G28]-[.G27]" office:value-type="float" office:value="12.8125" calcext:value-type="float">
            <text:p>12.81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first primates </text:p>
          </table:table-cell>
          <table:table-cell table:style-name="ce3" table:formula="of:=4600000000-[.D29]" office:value-type="float" office:value="4515000000" calcext:value-type="float">
            <text:p>4,515,000,000</text:p>
          </table:table-cell>
          <table:table-cell table:style-name="ce4" office:value-type="float" office:value="85000000" calcext:value-type="float">
            <text:p>85,000,000</text:p>
          </table:table-cell>
          <table:table-cell table:style-name="ce6" table:formula="of:=1440-([.D29]/[.A29])" office:value-type="float" office:value="1413.4375" calcext:value-type="float">
            <text:p>1413.44</text:p>
          </table:table-cell>
          <table:table-cell table:style-name="ce6" table:formula="of:=[.E29]/60" office:value-type="float" office:value="23.5572916666667" calcext:value-type="float">
            <text:p>23.56</text:p>
          </table:table-cell>
          <table:table-cell table:formula="of:=[.C29]/[.A29]" office:value-type="float" office:value="1410.9375" calcext:value-type="float">
            <text:p>1411</text:p>
          </table:table-cell>
          <table:table-cell table:formula="of:=[.G29]-[.G28]" office:value-type="float" office:value="30.9375" calcext:value-type="float">
            <text:p>30.937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Dinosaurs became extinct</text:p>
          </table:table-cell>
          <table:table-cell table:style-name="ce3" table:formula="of:=4600000000-[.D30]" office:value-type="float" office:value="4535000000" calcext:value-type="float">
            <text:p>4,535,000,000</text:p>
          </table:table-cell>
          <table:table-cell table:style-name="ce4" office:value-type="float" office:value="65000000" calcext:value-type="float">
            <text:p>65,000,000</text:p>
          </table:table-cell>
          <table:table-cell table:style-name="ce6" table:formula="of:=1440-([.D30]/[.A30])" office:value-type="float" office:value="1419.6875" calcext:value-type="float">
            <text:p>1419.69</text:p>
          </table:table-cell>
          <table:table-cell table:style-name="ce6" table:formula="of:=[.E30]/60" office:value-type="float" office:value="23.6614583333333" calcext:value-type="float">
            <text:p>23.66</text:p>
          </table:table-cell>
          <table:table-cell table:formula="of:=[.C30]/[.A30]" office:value-type="float" office:value="1417.1875" calcext:value-type="float">
            <text:p>1417</text:p>
          </table:table-cell>
          <table:table-cell table:formula="of:=[.G30]-[.G29]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Humans and chimps separated</text:p>
          </table:table-cell>
          <table:table-cell table:style-name="ce3" table:formula="of:=4600000000-[.D31]" office:value-type="float" office:value="4592000000" calcext:value-type="float">
            <text:p>4,592,000,000</text:p>
          </table:table-cell>
          <table:table-cell table:style-name="ce4" office:value-type="float" office:value="8000000" calcext:value-type="float">
            <text:p>8,000,000</text:p>
          </table:table-cell>
          <table:table-cell table:style-name="ce6" table:formula="of:=1440-([.D31]/[.A31])" office:value-type="float" office:value="1437.5" calcext:value-type="float">
            <text:p>1437.50</text:p>
          </table:table-cell>
          <table:table-cell table:style-name="ce6" table:formula="of:=[.E31]/60" office:value-type="float" office:value="23.9583333333333" calcext:value-type="float">
            <text:p>23.96</text:p>
          </table:table-cell>
          <table:table-cell table:formula="of:=[.C31]/[.A31]" office:value-type="float" office:value="1435" calcext:value-type="float">
            <text:p>1435</text:p>
          </table:table-cell>
          <table:table-cell table:formula="of:=[.G31]-[.G30]" office:value-type="float" office:value="17.8125" calcext:value-type="float">
            <text:p>17.8125</text:p>
          </table:table-cell>
          <table:table-cell/>
        </table:table-row>
        <table:table-row table:style-name="ro1">
          <table:table-cell office:value-type="float" office:value="3200000" calcext:value-type="float">
            <text:p>3,200,000</text:p>
          </table:table-cell>
          <table:table-cell office:value-type="string" calcext:value-type="string">
            <text:p>NOW</text:p>
          </table:table-cell>
          <table:table-cell table:style-name="ce3" table:formula="of:=4600000000-[.D32]" office:value-type="float" office:value="4600000000" calcext:value-type="float">
            <text:p>4,600,000,00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1440-([.D32]/[.A32])" office:value-type="float" office:value="1440" calcext:value-type="float">
            <text:p>1440.00</text:p>
          </table:table-cell>
          <table:table-cell table:style-name="ce6" table:formula="of:=[.E32]/60" office:value-type="float" office:value="24" calcext:value-type="float">
            <text:p>24.00</text:p>
          </table:table-cell>
          <table:table-cell table:formula="of:=[.C32]/[.A32]" office:value-type="float" office:value="1437.5" calcext:value-type="float">
            <text:p>1438</text:p>
          </table:table-cell>
          <table:table-cell table:formula="of:=[.G32]-[.G31]" office:value-type="float" office:value="2.5" calcext:value-type="float">
            <text:p>2.5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53240.740740741years a second</text:p>
          </table:table-cell>
          <table:table-cell table:number-columns-repeated="8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 style:data-style-name="N2" text:time-value="20:43:16.319275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2:52:15.393380905</meta:creation-date>
    <dc:date>2015-10-02T22:49:23.921331198</dc:date>
    <meta:editing-duration>PT4H7M12S</meta:editing-duration>
    <meta:editing-cycles>4</meta:editing-cycles>
    <meta:generator>LibreOffice/4.4.2.2$Linux_X86_64 LibreOffice_project/40m0$Build-2</meta:generator>
    <meta:document-statistic meta:table-count="2" meta:cell-count="480" meta:object-count="0"/>
  </office:meta>
</office:document-meta>
</file>